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0" style:family="table-cell" style:parent-style-name="Default" style:data-style-name="N42">
      <style:table-cell-properties style:vertical-align="middle"/>
    </style:style>
    <style:style style:name="ce9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wrap-option="wrap" style:vertical-align="middle"/>
      <style:text-properties style:use-window-font-color="true"/>
    </style:style>
    <style:style style:name="ce99" style:family="table-cell" style:parent-style-name="Default">
      <style:text-properties style:use-window-font-color="true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6" style:family="table-cell" style:parent-style-name="Default">
      <style:text-properties fo:color="#666666"/>
    </style:style>
    <style:style style:name="ce107" style:family="table-cell" style:parent-style-name="Default">
      <style:table-cell-properties fo:wrap-option="wrap"/>
      <style:text-properties style:use-window-font-color="true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2"/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37"/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="none"/>
    </style:style>
    <style:style style:name="ce16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7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92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92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93" office:value-type="string" calcext:value-type="string">
            <text:p>0a-my_process</text:p>
          </table:table-cell>
          <table:table-cell table:style-name="ce92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94" office:value-type="string" calcext:value-type="string">
            <text:p>0b-it_evolves-tomh_1987</text:p>
          </table:table-cell>
          <table:table-cell table:style-name="ce92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9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9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9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9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9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96" office:value-type="string" calcext:value-type="string">
            <text:p>2b-tomh-humanmetrics</text:p>
          </table:table-cell>
          <table:table-cell table:style-name="ce98"/>
          <table:table-cell table:style-name="ce99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9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9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97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97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97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97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4a-step_4 – 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93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4b-seeourminds-mulder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95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4c-artsyvisions-scully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9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<text:span text:style-name="T4">4d-combo_image – </text:span>Mulder &amp; Scully</text:p>
          </table:table-cell>
          <table:table-cell table:style-name="ce65" office:value-type="string" calcext:value-type="string">
            <text:p>AV-MS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94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3-10" calcext:value-type="date">
            <text:p>03-10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55" office:value-type="string" calcext:value-type="string">
            <text:p><text:span text:style-name="T7">Images can be difficult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13" calcext:value-type="date">
            <text:p>03-13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0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7">Post to Social Sites – </text:span><text:span text:style-name="T8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9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4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0"/>
          <table:table-cell/>
          <table:table-cell table:style-name="ce90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9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05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1-18" calcext:value-type="date">
            <text:p>11-18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0"/>
          <table:table-cell table:style-name="ce76" office:value-type="date" office:date-value="2019-11-19" calcext:value-type="date">
            <text:p>11-19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0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9"/>
          <table:table-cell table:style-name="ce76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1"/>
          <table:table-cell table:style-name="ce73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5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2"/>
          <table:table-cell table:style-name="ce115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0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9" office:value-type="string" calcext:value-type="string">
            <text:p>Wed</text:p>
          </table:table-cell>
          <table:table-cell table:style-name="ce114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1" calcext:value-type="date">
            <text:p>02-21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Mon</text:p>
          </table:table-cell>
          <table:table-cell table:style-name="ce114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7" office:value-type="string" calcext:value-type="string">
            <text:p>Day of debate – early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8" calcext:value-type="date">
            <text:p>02-28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3-01" calcext:value-type="date">
            <text:p>03-01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9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1" office:value-type="string" calcext:value-type="string">
            <text:p>Tue</text:p>
          </table:table-cell>
          <table:table-cell table:style-name="ce117" office:value-type="date" office:date-value="2020-03-03" calcext:value-type="date">
            <text:p>03-03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2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9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30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1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7" office:value-type="string" calcext:value-type="string">
            <text:p>See few-offs sheet</text:p>
          </table:table-cell>
          <table:table-cell table:number-columns-repeated="12" table:style-name="ce137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7" office:value-type="string" calcext:value-type="string">
            <text:p>GR politicians-202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7" office:value-type="string" calcext:value-type="string">
            <text:p>N/A</text:p>
          </table:table-cell>
          <table:table-cell table:style-name="ce14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7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34" office:value-type="string" calcext:value-type="string">
            <text:p>primary_voters</text:p>
          </table:table-cell>
          <table:table-cell table:style-name="ce136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7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8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2" office:value-type="string" calcext:value-type="string">
            <text:p>got_christmas</text:p>
          </table:table-cell>
          <table:table-cell table:style-name="ce143"/>
          <table:table-cell table:style-name="ce146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4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7" office:value-type="string" calcext:value-type="string">
            <text:p>VGoTP <text:s/>book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7" office:value-type="string" calcext:value-type="string">
            <text:p>VGoTP book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3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4"/>
        <table:table-column table:style-name="co1" table:default-cell-style-name="ce154"/>
        <table:table-column table:style-name="co49" table:default-cell-style-name="ce160"/>
        <table:table-column table:style-name="co50" table:default-cell-style-name="ce9"/>
        <table:table-column table:style-name="co51" table:default-cell-style-name="ce110"/>
        <table:table-column table:style-name="co52" table:default-cell-style-name="ce16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5"/>
          <table:table-cell table:style-name="ce52"/>
          <table:table-cell table:style-name="ce49"/>
          <table:table-cell table:style-name="ce148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0"/>
          <table:table-cell table:number-columns-repeated="1006"/>
        </table:table-row>
        <table:table-row table:style-name="ro4">
          <table:table-cell table:style-name="ce150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174" table:number-columns-repeated="1005"/>
        </table:table-row>
        <table:table-row table:style-name="ro4">
          <table:table-cell table:style-name="ce150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4" table:number-columns-repeated="1004"/>
        </table:table-row>
        <table:table-row table:style-name="ro5">
          <table:table-cell table:style-name="ce1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161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6" office:value-type="string" calcext:value-type="string">
            <text:p>image on so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table:style-name="ce162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1" table:number-columns-repeated="3"/>
          <table:table-cell table:style-name="ce159"/>
          <table:table-cell table:style-name="ce163" table:number-columns-repeated="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41"/>
          <table:table-cell table:style-name="ce173"/>
          <table:table-cell table:style-name="ce163" table:number-columns-repeated="1005"/>
        </table:table-row>
        <table:table-row table:style-name="ro7">
          <table:table-cell table:style-name="ce145" office:value-type="float" office:value="8" calcext:value-type="float">
            <text:p>8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table:style-name="ce16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5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Fri</text:p>
          </table:table-cell>
          <table:table-cell table:style-name="ce15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1" calcext:value-type="float">
            <text:p>11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Sat</text:p>
          </table:table-cell>
          <table:table-cell table:style-name="ce15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1"/>
          <table:table-cell table:style-name="ce145"/>
          <table:table-cell table:style-name="ce157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table:style-name="ce162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table:style-name="ce16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6" calcext:value-type="float">
            <text:p>16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20H40M00S" calcext:value-type="time">
            <text:p>08:4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6H50M00S" calcext:value-type="time">
            <text:p>04:5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45M00S" calcext:value-type="time">
            <text:p>03:4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5" table:number-columns-repeated="2"/>
          <table:table-cell table:style-name="ce15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51" office:value-type="float" office:value="22" calcext:value-type="float">
            <text:p>22</text:p>
          </table:table-cell>
          <table:table-cell table:style-name="ce153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table:style-name="ce164" office:value-type="string" calcext:value-type="string">
            <text:p>Ben Franklin &amp; Cory Booker – 6/8</text:p>
          </table:table-cell>
          <table:table-cell table:style-name="ce165"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0H40M00S" calcext:value-type="time">
            <text:p>10:40 A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style-name="ce163" table:number-columns-repeated="1004"/>
        </table:table-row>
        <table:table-row table:style-name="ro7"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8H35M00S" calcext:value-type="time">
            <text:p>06:35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5" office:value-type="float" office:value="24" calcext:value-type="float">
            <text:p>24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table:style-name="ce162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6" calcext:value-type="float">
            <text:p>26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0H30M00S" calcext:value-type="time">
            <text:p>10:30 A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6H20M00S" calcext:value-type="time">
            <text:p>04:2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8" calcext:value-type="float">
            <text:p>28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table:style-name="ce16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1" office:value-type="float" office:value="30" calcext:value-type="float">
            <text:p>30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20-01-01" calcext:value-type="date">
            <text:p>2020-01-01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3" table:number-columns-repeated="1005"/>
        </table:table-row>
        <table:table-row table:style-name="ro7"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20-01-02" calcext:value-type="date">
            <text:p>2020-01-02</text:p>
          </table:table-cell>
          <table:table-cell table:style-name="ce172" office:value-type="time" office:time-value="PT19H20M00S" calcext:value-type="time">
            <text:p>07:2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1.5" calcext:value-type="float">
            <text:p>21.5</text:p>
          </table:table-cell>
          <table:table-cell table:style-name="ce145" office:value-type="float" office:value="10.5" calcext:value-type="float">
            <text:p>10.5</text:p>
          </table:table-cell>
          <table:table-cell table:style-name="ce152" office:value-type="string" calcext:value-type="string">
            <text:p>Sun</text:p>
          </table:table-cell>
          <table:table-cell table:style-name="ce15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groja.com/about</text:p>
          </table:table-cell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34">
          <table:table-cell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25">
          <table:table-cell/>
          <table:table-cell table:style-name="ce152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7"/>
          <table:table-cell table:style-name="ce62" table:number-columns-repeated="12"/>
          <table:table-cell table:style-name="ce92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/>
          <table:table-cell table:style-name="ce174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9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7:19:46.66515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8T17:23:03.894643334</dc:date>
    <meta:editing-duration>P76DT20H7M41S</meta:editing-duration>
    <meta:editing-cycles>1322</meta:editing-cycles>
    <meta:document-statistic meta:table-count="11" meta:cell-count="2338" meta:object-count="0"/>
  </office:meta>
</office:document-meta>
</file>